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EF0000010090B2664D.png" manifest:media-type="image/png"/>
  <manifest:file-entry manifest:full-path="Pictures/10000200000000AB000000AB8A5BE7A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bbf17"/>
    </style:style>
    <style:style style:name="P2" style:family="paragraph" style:parent-style-name="Standard" style:list-style-name="L1">
      <style:paragraph-properties fo:text-align="start" style:justify-single-word="false"/>
      <style:text-properties officeooo:paragraph-rsid="001bbf17"/>
    </style:style>
    <style:style style:name="P3" style:family="paragraph" style:parent-style-name="Standard" style:list-style-name="L2">
      <style:paragraph-properties fo:text-align="start" style:justify-single-word="false"/>
      <style:text-properties officeooo:paragraph-rsid="001d3962"/>
    </style:style>
    <style:style style:name="P4" style:family="paragraph" style:parent-style-name="Standard">
      <style:paragraph-properties fo:text-align="start" style:justify-single-word="false"/>
      <style:text-properties officeooo:paragraph-rsid="001d3962"/>
    </style:style>
    <style:style style:name="P5" style:family="paragraph" style:parent-style-name="Standard">
      <style:paragraph-properties fo:text-align="center" style:justify-single-word="false"/>
      <style:text-properties officeooo:paragraph-rsid="001d3962"/>
    </style:style>
    <style:style style:name="P6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efb03"/>
    </style:style>
    <style:style style:name="T3" style:family="text">
      <style:text-properties officeooo:rsid="001efb03"/>
    </style:style>
    <style:style style:name="T4" style:family="text">
      <style:text-properties officeooo:rsid="00208c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  <style:style style:name="gr3" style:family="graphic">
      <style:graphic-properties draw:stroke="dash" draw:stroke-dash="Ultrafine_20_Dashed" svg:stroke-width="0.0201in" svg:stroke-color="#000000" draw:marker-start-width="0.1701in" draw:marker-end-width="0.1701in" draw:textarea-horizontal-align="center" draw:textarea-vertical-align="middle" fo:padding-top="0.0098in" fo:padding-bottom="0.0098in" fo:padding-left="0.0098in" fo:padding-right="0.0098in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Assignment #<text:variable-set text:name="Assignment" office:value-type="float" office:value="11.03" style:data-style-name="N0">11.03</text:variable-set>: Concave and Convex <text:span text:style-name="T4">M</text:span>irrors</text:p>
      <text:p text:style-name="P4"/>
      <text:list xml:id="list8363987319371113674" text:style-name="L2">
        <text:list-item>
          <text:p text:style-name="P3">A baseball player stands in front of a mirror. <text:s/></text:p>
          <text:list>
            <text:list-item>
              <text:p text:style-name="P3">Draw a diagram that shows the object, mirror, and image.</text:p>
            </text:list-item>
          </text:list>
        </text:list-item>
      </text:list>
      <text:p text:style-name="P4"/>
      <text:p text:style-name="P4"/>
      <text:p text:style-name="P4"/>
      <text:p text:style-name="P4"/>
      <text:list xml:id="list121318212878106" text:continue-numbering="true" text:style-name="L2">
        <text:list-item>
          <text:list>
            <text:list-item>
              <text:p text:style-name="P3">Is the image real or virtual? <text:s/></text:p>
            </text:list-item>
          </text:list>
        </text:list-item>
      </text:list>
      <text:p text:style-name="P4"/>
      <text:p text:style-name="P4"/>
      <text:list xml:id="list121317931123737" text:continue-numbering="true" text:style-name="L2">
        <text:list-item>
          <text:p text:style-name="P3">A concave mirror has a focal length of 2 cm. <text:s/>A 1 cm-high object is placed 4 cm to the left of the mirror. <text:s/>Use Ray-tracing and the lens equation to determine where the image appears.</text:p>
        </text:list-item>
      </text:list>
      <text:p text:style-name="P4"/>
      <text:p text:style-name="P4"><draw:g text:anchor-type="paragraph" draw:z-index="4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318629631407" text:continue-numbering="true" text:style-name="L2">
        <text:list-item>
          <text:p text:style-name="P3">A concave mirror has a focal length of 5 cm. <text:s/>A 1 cm-high object is placed 2 cm to the left of the mirror. <text:s/>Use Ray-tracing and the lens equation to determine where the image appears.</text:p>
        </text:list-item>
      </text:list>
      <text:p text:style-name="P4"/>
      <text:p text:style-name="P4"/>
      <text:p text:style-name="P4"><draw:g text:anchor-type="paragraph" draw:z-index="5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317595623794" text:continue-numbering="true" text:style-name="L2">
        <text:list-item>
          <text:p text:style-name="P3">A convex mirror has a focal length of -1 cm. <text:s/>A 1 cm-high object is placed 5 cm to the left of the mirror. <text:s/>Use Ray-tracing and the lens equation to determine where the image appears.</text:p>
        </text:list-item>
      </text:list>
      <text:p text:style-name="P4"/>
      <text:p text:style-name="P4"><draw:g text:anchor-type="paragraph" draw:z-index="6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list xml:id="list121318010725948" text:continue-numbering="true" text:style-name="L2">
        <text:list-item>
          <text:p text:style-name="P3">A mirror has a focal length of -1 cm. <text:s/>A 2 cm-high object is placed 3 cm to the left of the mirror. <text:s/>Use Ray-tracing and the lens equation to determine where the image appears.</text:p>
        </text:list-item>
      </text:list>
      <text:p text:style-name="P4"/>
      <text:p text:style-name="P4"/>
      <text:p text:style-name="P4"><draw:g text:anchor-type="paragraph" draw:z-index="7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318880567528" text:continue-numbering="true" text:style-name="L2">
        <text:list-item>
          <text:p text:style-name="P3">A mirror has a focal length of 2.5 cm. <text:s/>A 2 cm-high object is placed <text:s/>6 cm to the left of the mirror. Use Ray-tracing and the lens equation to determine where the image appears.</text:p>
        </text:list-item>
      </text:list>
      <text:p text:style-name="P4"/>
      <text:p text:style-name="P4"><draw:g text:anchor-type="paragraph" draw:z-index="9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21319084610771" text:continue-numbering="true" text:style-name="L2">
        <text:list-item>
          <text:p text:style-name="P3">A mirror has a focal length of 1 cm. <text:s/>A 2 cm-high object is placed <text:s/>8 cm to the left of the mirror. <text:s/>Use Ray-tracing and the lens equation to determine where the image appears.</text:p>
        </text:list-item>
      </text:list>
      <text:p text:style-name="P4"/>
      <text:p text:style-name="P4"><draw:g text:anchor-type="paragraph" draw:z-index="8" draw:style-name="gr1"><draw:line draw:style-name="gr2" draw:text-style-name="P6" svg:x1="0.0417in" svg:y1="0.8315in" svg:x2="6.9583in" svg:y2="0.8315in"><text:p/></draw:line><draw:line draw:style-name="gr3" draw:text-style-name="P6" svg:x1="3.511in" svg:y1="0.1555in" svg:x2="3.511in" svg:y2="1.5075in"><text:p/></draw:line></draw:g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officeooo:rsid="001efb03"/>
    </style:style>
    <style:style style:name="MT2" style:family="text">
      <style:text-properties style:text-position="super 58%" officeooo:rsid="001efb03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8A5BE7A6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90B2664D.png" xlink:type="simple" xlink:show="embed" xlink:actuate="onLoad"/></draw:frame> <text:s text:c="20"/>Name:<text:tab/><text:tab/><text:date style:data-style-name="N37" text:date-value="2017-05-09T12:13:16.980764390" text:date-adjust="PT24H00M00S">05/10/17</text:date> <text:s text:c="11"/></text:p>
      </style:header>
      <style:footer>
        <text:p text:style-name="Footer"><text:span text:style-name="MT1">4</text:span><text:span text:style-name="MT2">th</text:span><text:span text:style-name="MT1"> </text:span>Nine Weeks<text:tab/><text:page-number text:select-page="current">2</text:page-number>/<text:page-count>2</text:page-count><text:tab/>Assignment <text:variable-get text:name="Assignment" style:data-style-name="N0">11.03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05T10:49:25.775929245</meta:creation-date>
    <meta:editing-duration>PT3M43S</meta:editing-duration>
    <meta:editing-cycles>5</meta:editing-cycles>
    <meta:generator>LibreOffice/4.3.7.2$Linux_X86_64 LibreOffice_project/430$Build-2</meta:generator>
    <dc:date>2017-05-09T12:13:16.936537092</dc:date>
    <meta:document-statistic meta:table-count="0" meta:image-count="2" meta:object-count="0" meta:page-count="2" meta:paragraph-count="12" meta:word-count="261" meta:character-count="1359" meta:non-whitespace-character-count="1068"/>
  </office:meta>
</office:document-meta>
</file>